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333333" draw:fill="gradient" draw:fill-gradient-name="Gray_20_Gradient_20_3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333333" draw:fill="gradient" draw:fill-gradient-name="Gray_20_Gradient_20_3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26cm" svg:stroke-color="#333333" draw:fill="gradient" draw:fill-gradient-name="Gray_20_Gradient_20_3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333333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333333" draw:fill="gradient" draw:fill-gradient-name="Gray_20_Gradient_20_3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333333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26cm" svg:stroke-color="#333333" draw:fill="none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0.496cm" fo:min-width="3.516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textarea-vertical-align="top" draw:auto-grow-height="true" fo:min-height="0.496cm" fo:min-width="3.79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0.496cm" fo:min-width="3.928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0.496cm" fo:min-width="4.202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draw:fill="none" draw:textarea-vertical-align="top" draw:auto-grow-height="true" fo:min-height="0.496cm" fo:min-width="3.321cm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0.496cm" fo:min-width="3.56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53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_20_2" svg:stroke-width="0.053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svg:stroke-width="0.025cm" svg:stroke-color="#333333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text-align="center" fo:text-indent="0cm" style:punctuation-wrap="hanging"/>
      <style:text-properties fo:font-size="14pt" style:font-size-asian="14pt" style:font-size-complex="14pt" fo:hyphenate="false"/>
    </style:style>
    <style:style style:name="P3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text-align="center" fo:text-indent="0cm" style:punctuation-wrap="hanging"/>
      <style:text-properties fo:font-size="15pt" style:font-size-asian="15pt" style:font-size-complex="15pt" fo:hyphenate="false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text-align="end" fo:text-indent="0cm" style:punctuation-wrap="hanging"/>
      <style:text-properties fo:hyphenate="false"/>
    </style:style>
    <style:style style:name="P8" style:family="paragraph">
      <style:paragraph-properties fo:margin-left="0cm" fo:margin-right="0cm" fo:text-align="end" fo:text-indent="0cm" style:punctuation-wrap="hanging"/>
      <style:text-properties fo:font-family="Arial" style:font-family-generic="swiss" style:font-pitch="variable" fo:font-size="18pt" fo:hyphenate="false"/>
    </style:style>
    <style:style style:name="P9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2" draw:layer="layout" svg:width="2.274cm" svg:height="0.479cm" svg:x="9.107cm" svg:y="2.847cm">
          <text:p text:style-name="P1"><text:span text:style-name="T1">L1 cache</text:span></text:p>
          <draw:enhanced-geometry svg:viewBox="0 0 21600 21600" draw:type="rectangle" draw:enhanced-path="M 0 0 L 21600 0 21600 21600 0 21600 0 0 Z N"/>
        </draw:custom-shape>
        <draw:custom-shape draw:name="Rectangle 11" draw:style-name="gr2" draw:text-style-name="P3" draw:layer="layout" svg:width="3.412cm" svg:height="0.719cm" svg:x="8.55cm" svg:y="3.936cm">
          <text:p text:style-name="P1"><text:span text:style-name="T1">L2 cache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4" draw:layer="layout" svg:width="1.562cm" svg:height="1.562cm" svg:x="9.417cm" svg:y="0.484cm">
          <text:p text:style-name="P1"><text:span text:style-name="T2">CPU</text:span></text:p>
          <draw:enhanced-geometry svg:viewBox="0 0 21600 21600" draw:type="rectangle" draw:enhanced-path="M 0 0 L 21600 0 21600 21600 0 21600 0 0 Z N"/>
        </draw:custom-shape>
        <draw:g draw:name="Group 13">
          <draw:custom-shape draw:name="Rectangle 14" draw:style-name="gr4" draw:text-style-name="P5" draw:layer="layout" svg:width="1.41cm" svg:height="3.691cm" draw:transform="rotate (1.5707963267946) translate (9.153cm 7.715cm)">
            <text:p/>
            <draw:enhanced-geometry svg:viewBox="0 0 21600 21600" draw:type="rectangle" draw:enhanced-path="M 0 0 L 21600 0 21600 21600 0 21600 0 0 Z N"/>
          </draw:custom-shape>
          <draw:custom-shape draw:name="Snip Same Side Corner Rectangle 15" draw:style-name="gr5" draw:text-style-name="P5" draw:layer="layout" svg:width="0.705cm" svg:height="0.399cm" draw:transform="rotate (1.5707963267946) translate (9.318cm 7.221cm)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16" draw:style-name="gr5" draw:text-style-name="P5" draw:layer="layout" svg:width="0.705cm" svg:height="0.399cm" draw:transform="rotate (1.5707963267946) translate (9.908cm 7.221cm)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17" draw:style-name="gr5" draw:text-style-name="P5" draw:layer="layout" svg:width="0.705cm" svg:height="0.399cm" draw:transform="rotate (1.5707963267946) translate (10.498cm 7.221cm)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18" draw:style-name="gr5" draw:text-style-name="P5" draw:layer="layout" svg:width="0.705cm" svg:height="0.399cm" draw:transform="rotate (1.5707963267946) translate (11.089cm 7.221cm)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19" draw:style-name="gr5" draw:text-style-name="P5" draw:layer="layout" svg:width="0.705cm" svg:height="0.399cm" draw:transform="rotate (1.5707963267946) translate (11.679cm 7.221cm)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nip Same Side Corner Rectangle 20" draw:style-name="gr5" draw:text-style-name="P5" draw:layer="layout" svg:width="0.705cm" svg:height="0.399cm" draw:transform="rotate (1.5707963267946) translate (12.269cm 7.221cm)">
            <text:p/>
            <draw:enhanced-geometry svg:viewBox="0 0 21600 21600" draw:path-stretchpoint-x="10800" draw:path-stretchpoint-y="10800" draw:text-areas="?f3 ?f4 ?f5 ?f6" draw:type="round-rectangle" draw:modifiers="0 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Straight Connector 21" draw:style-name="gr6" draw:text-style-name="P6" draw:layer="layout" svg:x1="9.247cm" svg:y1="7.692cm" svg:x2="9.251cm" svg:y2="7.398cm">
            <text:p/>
          </draw:line>
          <draw:line draw:name="Straight Connector 22" draw:style-name="gr6" draw:text-style-name="P6" draw:layer="layout" svg:x1="9.67cm" svg:y1="7.692cm" svg:x2="9.675cm" svg:y2="7.398cm">
            <text:p/>
          </draw:line>
          <draw:line draw:name="Straight Connector 23" draw:style-name="gr6" draw:text-style-name="P6" draw:layer="layout" svg:x1="10.093cm" svg:y1="7.692cm" svg:x2="10.098cm" svg:y2="7.398cm">
            <text:p/>
          </draw:line>
          <draw:line draw:name="Straight Connector 24" draw:style-name="gr6" draw:text-style-name="P6" draw:layer="layout" svg:x1="10.517cm" svg:y1="7.692cm" svg:x2="10.521cm" svg:y2="7.398cm">
            <text:p/>
          </draw:line>
          <draw:line draw:name="Straight Connector 25" draw:style-name="gr6" draw:text-style-name="P6" draw:layer="layout" svg:x1="10.94cm" svg:y1="7.692cm" svg:x2="10.945cm" svg:y2="7.398cm">
            <text:p/>
          </draw:line>
          <draw:line draw:name="Straight Connector 26" draw:style-name="gr6" draw:text-style-name="P6" draw:layer="layout" svg:x1="11.363cm" svg:y1="7.692cm" svg:x2="11.368cm" svg:y2="7.398cm">
            <text:p/>
          </draw:line>
          <draw:line draw:name="Straight Connector 27" draw:style-name="gr6" draw:text-style-name="P6" draw:layer="layout" svg:x1="11.787cm" svg:y1="7.692cm" svg:x2="11.791cm" svg:y2="7.398cm">
            <text:p/>
          </draw:line>
          <draw:line draw:name="Straight Connector 28" draw:style-name="gr6" draw:text-style-name="P6" draw:layer="layout" svg:x1="12.21cm" svg:y1="7.692cm" svg:x2="12.215cm" svg:y2="7.398cm">
            <text:p/>
          </draw:line>
          <draw:line draw:name="Straight Connector 29" draw:style-name="gr6" draw:text-style-name="P6" draw:layer="layout" svg:x1="12.633cm" svg:y1="7.692cm" svg:x2="12.638cm" svg:y2="7.398cm">
            <text:p/>
          </draw:line>
          <draw:line draw:name="Straight Connector 30" draw:style-name="gr6" draw:text-style-name="P6" draw:layer="layout" svg:x1="9.353cm" svg:y1="7.692cm" svg:x2="9.357cm" svg:y2="7.398cm">
            <text:p/>
          </draw:line>
          <draw:line draw:name="Straight Connector 31" draw:style-name="gr6" draw:text-style-name="P6" draw:layer="layout" svg:x1="9.776cm" svg:y1="7.692cm" svg:x2="9.78cm" svg:y2="7.398cm">
            <text:p/>
          </draw:line>
          <draw:line draw:name="Straight Connector 32" draw:style-name="gr6" draw:text-style-name="P6" draw:layer="layout" svg:x1="10.199cm" svg:y1="7.692cm" svg:x2="10.204cm" svg:y2="7.398cm">
            <text:p/>
          </draw:line>
          <draw:line draw:name="Straight Connector 33" draw:style-name="gr6" draw:text-style-name="P6" draw:layer="layout" svg:x1="10.623cm" svg:y1="7.692cm" svg:x2="10.627cm" svg:y2="7.398cm">
            <text:p/>
          </draw:line>
          <draw:line draw:name="Straight Connector 34" draw:style-name="gr6" draw:text-style-name="P6" draw:layer="layout" svg:x1="11.046cm" svg:y1="7.692cm" svg:x2="11.05cm" svg:y2="7.398cm">
            <text:p/>
          </draw:line>
          <draw:line draw:name="Straight Connector 35" draw:style-name="gr6" draw:text-style-name="P6" draw:layer="layout" svg:x1="11.469cm" svg:y1="7.692cm" svg:x2="11.474cm" svg:y2="7.398cm">
            <text:p/>
          </draw:line>
          <draw:line draw:name="Straight Connector 36" draw:style-name="gr6" draw:text-style-name="P6" draw:layer="layout" svg:x1="11.893cm" svg:y1="7.692cm" svg:x2="11.897cm" svg:y2="7.398cm">
            <text:p/>
          </draw:line>
          <draw:line draw:name="Straight Connector 37" draw:style-name="gr6" draw:text-style-name="P6" draw:layer="layout" svg:x1="12.316cm" svg:y1="7.692cm" svg:x2="12.32cm" svg:y2="7.398cm">
            <text:p/>
          </draw:line>
          <draw:line draw:name="Straight Connector 38" draw:style-name="gr6" draw:text-style-name="P6" draw:layer="layout" svg:x1="12.739cm" svg:y1="7.692cm" svg:x2="12.744cm" svg:y2="7.398cm">
            <text:p/>
          </draw:line>
          <draw:line draw:name="Straight Connector 39" draw:style-name="gr6" draw:text-style-name="P6" draw:layer="layout" svg:x1="9.458cm" svg:y1="7.692cm" svg:x2="9.463cm" svg:y2="7.398cm">
            <text:p/>
          </draw:line>
          <draw:line draw:name="Straight Connector 40" draw:style-name="gr6" draw:text-style-name="P6" draw:layer="layout" svg:x1="9.882cm" svg:y1="7.692cm" svg:x2="9.886cm" svg:y2="7.398cm">
            <text:p/>
          </draw:line>
          <draw:line draw:name="Straight Connector 41" draw:style-name="gr6" draw:text-style-name="P6" draw:layer="layout" svg:x1="10.305cm" svg:y1="7.692cm" svg:x2="10.31cm" svg:y2="7.398cm">
            <text:p/>
          </draw:line>
          <draw:line draw:name="Straight Connector 42" draw:style-name="gr6" draw:text-style-name="P6" draw:layer="layout" svg:x1="10.728cm" svg:y1="7.692cm" svg:x2="10.733cm" svg:y2="7.398cm">
            <text:p/>
          </draw:line>
          <draw:line draw:name="Straight Connector 43" draw:style-name="gr6" draw:text-style-name="P6" draw:layer="layout" svg:x1="11.152cm" svg:y1="7.692cm" svg:x2="11.156cm" svg:y2="7.398cm">
            <text:p/>
          </draw:line>
          <draw:line draw:name="Straight Connector 44" draw:style-name="gr6" draw:text-style-name="P6" draw:layer="layout" svg:x1="11.575cm" svg:y1="7.692cm" svg:x2="11.58cm" svg:y2="7.398cm">
            <text:p/>
          </draw:line>
          <draw:line draw:name="Straight Connector 45" draw:style-name="gr6" draw:text-style-name="P6" draw:layer="layout" svg:x1="11.998cm" svg:y1="7.692cm" svg:x2="12.003cm" svg:y2="7.398cm">
            <text:p/>
          </draw:line>
          <draw:line draw:name="Straight Connector 46" draw:style-name="gr6" draw:text-style-name="P6" draw:layer="layout" svg:x1="12.422cm" svg:y1="7.692cm" svg:x2="12.426cm" svg:y2="7.398cm">
            <text:p/>
          </draw:line>
          <draw:line draw:name="Straight Connector 47" draw:style-name="gr6" draw:text-style-name="P6" draw:layer="layout" svg:x1="9.564cm" svg:y1="7.692cm" svg:x2="9.569cm" svg:y2="7.398cm">
            <text:p/>
          </draw:line>
          <draw:line draw:name="Straight Connector 48" draw:style-name="gr6" draw:text-style-name="P6" draw:layer="layout" svg:x1="9.988cm" svg:y1="7.692cm" svg:x2="9.992cm" svg:y2="7.398cm">
            <text:p/>
          </draw:line>
          <draw:line draw:name="Straight Connector 49" draw:style-name="gr6" draw:text-style-name="P6" draw:layer="layout" svg:x1="10.411cm" svg:y1="7.692cm" svg:x2="10.415cm" svg:y2="7.398cm">
            <text:p/>
          </draw:line>
          <draw:line draw:name="Straight Connector 50" draw:style-name="gr6" draw:text-style-name="P6" draw:layer="layout" svg:x1="10.834cm" svg:y1="7.692cm" svg:x2="10.839cm" svg:y2="7.398cm">
            <text:p/>
          </draw:line>
          <draw:line draw:name="Straight Connector 51" draw:style-name="gr6" draw:text-style-name="P6" draw:layer="layout" svg:x1="11.258cm" svg:y1="7.692cm" svg:x2="11.262cm" svg:y2="7.398cm">
            <text:p/>
          </draw:line>
          <draw:line draw:name="Straight Connector 52" draw:style-name="gr6" draw:text-style-name="P6" draw:layer="layout" svg:x1="11.681cm" svg:y1="7.692cm" svg:x2="11.685cm" svg:y2="7.398cm">
            <text:p/>
          </draw:line>
          <draw:line draw:name="Straight Connector 53" draw:style-name="gr6" draw:text-style-name="P6" draw:layer="layout" svg:x1="12.104cm" svg:y1="7.692cm" svg:x2="12.109cm" svg:y2="7.398cm">
            <text:p/>
          </draw:line>
          <draw:line draw:name="Straight Connector 54" draw:style-name="gr6" draw:text-style-name="P6" draw:layer="layout" svg:x1="12.528cm" svg:y1="7.692cm" svg:x2="12.532cm" svg:y2="7.398cm">
            <text:p/>
          </draw:line>
        </draw:g>
        <draw:custom-shape draw:name="Rectangle 55" draw:style-name="gr7" draw:text-style-name="P2" draw:layer="layout" svg:width="4.674cm" svg:height="1.107cm" svg:x="6.426cm" svg:y="8.793cm">
          <text:p text:style-name="P1"><text:span text:style-name="T1">I/O device register</text:span></text:p>
          <draw:enhanced-geometry svg:viewBox="0 0 21600 21600" draw:type="rectangle" draw:enhanced-path="M 0 0 L 21600 0 21600 21600 0 21600 0 0 Z N"/>
        </draw:custom-shape>
        <draw:custom-shape draw:name="Rectangle 56" draw:style-name="gr8" draw:text-style-name="P8" draw:layer="layout" svg:width="4.016cm" svg:height="0.806cm" svg:x="0.427cm" svg:y="2.389cm">
          <text:p text:style-name="P7"><text:span text:style-name="T3">4 cycles (1.2ns)</text:span></text:p>
          <draw:enhanced-geometry svg:viewBox="0 0 21600 21600" draw:type="rectangle" draw:enhanced-path="M 0 0 L 21600 0 21600 21600 0 21600 0 0 Z N"/>
        </draw:custom-shape>
        <draw:custom-shape draw:name="Rectangle 57" draw:style-name="gr9" draw:text-style-name="P8" draw:layer="layout" svg:width="4.29cm" svg:height="0.806cm" svg:x="0.508cm" svg:y="3.537cm">
          <text:p text:style-name="P7"><text:span text:style-name="T3">11 cycles (3.3ns)</text:span></text:p>
          <draw:enhanced-geometry svg:viewBox="0 0 21600 21600" draw:type="rectangle" draw:enhanced-path="M 0 0 L 21600 0 21600 21600 0 21600 0 0 Z N"/>
        </draw:custom-shape>
        <draw:custom-shape draw:name="Rectangle 58" draw:style-name="gr10" draw:text-style-name="P8" draw:layer="layout" svg:width="4.428cm" svg:height="0.806cm" svg:x="0.629cm" svg:y="5.989cm">
          <text:p text:style-name="P7"><text:span text:style-name="T3">150 cycles (50ns)</text:span></text:p>
          <draw:enhanced-geometry svg:viewBox="0 0 21600 21600" draw:type="rectangle" draw:enhanced-path="M 0 0 L 21600 0 21600 21600 0 21600 0 0 Z N"/>
        </draw:custom-shape>
        <draw:custom-shape draw:name="Rectangle 59" draw:style-name="gr11" draw:text-style-name="P8" draw:layer="layout" svg:width="4.702cm" svg:height="0.806cm" svg:x="0.174cm" svg:y="9.032cm">
          <text:p text:style-name="P7"><text:span text:style-name="T3">600 cycles (200ns)</text:span></text:p>
          <draw:enhanced-geometry svg:viewBox="0 0 21600 21600" draw:type="rectangle" draw:enhanced-path="M 0 0 L 21600 0 21600 21600 0 21600 0 0 Z N"/>
        </draw:custom-shape>
        <draw:custom-shape draw:name="Rectangle 60" draw:style-name="gr12" draw:text-style-name="P8" draw:layer="layout" svg:width="3.851cm" svg:height="0.806cm" svg:x="6.471cm" svg:y="7.917cm">
          <text:p text:style-name="P7"><text:span text:style-name="T3">------ PCIe ------</text:span></text:p>
          <draw:enhanced-geometry svg:viewBox="0 0 21600 21600" draw:type="rectangle" draw:enhanced-path="M 0 0 L 21600 0 21600 21600 0 21600 0 0 Z N"/>
        </draw:custom-shape>
        <draw:custom-shape draw:name="Rectangle 61" draw:style-name="gr13" draw:text-style-name="P8" draw:layer="layout" svg:width="4.096cm" svg:height="0.806cm" svg:x="9.011cm" svg:y="5.293cm">
          <text:p text:style-name="P7"><text:span text:style-name="T3">------ DDR2 ------</text:span></text:p>
          <draw:enhanced-geometry svg:viewBox="0 0 21600 21600" draw:type="rectangle" draw:enhanced-path="M 0 0 L 21600 0 21600 21600 0 21600 0 0 Z N"/>
        </draw:custom-shape>
        <draw:connector draw:name="Straight Arrow Connector 62" draw:style-name="gr14" draw:text-style-name="P6" draw:layer="layout" svg:x1="4.484cm" svg:y1="1.166cm" svg:x2="4.484cm" svg:y2="3.095cm" svg:d="m4484 1166v1929">
          <text:p/>
        </draw:connector>
        <draw:connector draw:name="Straight Arrow Connector 63" draw:style-name="gr14" draw:text-style-name="P6" draw:layer="layout" svg:x1="4.907cm" svg:y1="1.166cm" svg:x2="4.907cm" svg:y2="4.224cm" svg:d="m4907 1166v3058">
          <text:p/>
        </draw:connector>
        <draw:connector draw:name="Straight Arrow Connector 64" draw:style-name="gr14" draw:text-style-name="P6" draw:layer="layout" svg:x1="5.331cm" svg:y1="1.166cm" svg:x2="5.331cm" svg:y2="6.777cm" svg:d="m5331 1166v5611">
          <text:p/>
        </draw:connector>
        <draw:path draw:style-name="gr14" draw:text-style-name="P6" draw:layer="layout" svg:width="0cm" svg:height="8.212cm" svg:x="5.754cm" svg:y="1.166cm" svg:viewBox="0 0 0 8213" svg:d="m0 0c0 2738 0 5475 0 8213">
          <text:p/>
        </draw:path>
        <draw:line draw:name="Straight Connector 66" draw:style-name="gr15" draw:text-style-name="P6" draw:layer="layout" svg:x1="8.978cm" svg:y1="1.204cm" svg:x2="4.484cm" svg:y2="1.204cm">
          <text:p/>
        </draw:line>
        <draw:line draw:name="Straight Connector 67" draw:style-name="gr15" draw:text-style-name="P6" draw:layer="layout" svg:x1="8.978cm" svg:y1="3.077cm" svg:x2="4.535cm" svg:y2="3.077cm">
          <text:p/>
        </draw:line>
        <draw:line draw:name="Straight Connector 68" draw:style-name="gr15" draw:text-style-name="P6" draw:layer="layout" svg:x1="8.371cm" svg:y1="4.321cm" svg:x2="4.995cm" svg:y2="4.321cm">
          <text:p/>
        </draw:line>
        <draw:line draw:name="Straight Connector 69" draw:style-name="gr15" draw:text-style-name="P6" draw:layer="layout" svg:x1="8.893cm" svg:y1="6.871cm" svg:x2="5.172cm" svg:y2="6.871cm">
          <text:p/>
        </draw:line>
        <draw:line draw:name="Straight Connector 70" draw:style-name="gr15" draw:text-style-name="P6" draw:layer="layout" svg:x1="6.23cm" svg:y1="9.424cm" svg:x2="4.987cm" svg:y2="9.424cm">
          <text:p/>
        </draw:line>
        <draw:custom-shape draw:style-name="gr16" draw:text-style-name="P9" draw:layer="layout" svg:width="4.89cm" svg:height="4.89cm" svg:x="7.817cm" svg:y="0.16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2769.00429360049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53cm" draw:distance="0.053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35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2T00:34:27</meta:creation-date>
    <dc:date>2015-04-26T11:29:01</dc:date>
    <meta:editing-duration>PT9M55S</meta:editing-duration>
    <meta:editing-cycles>2</meta:editing-cycles>
    <meta:generator>OpenOffice/4.0.1$Unix OpenOffice.org_project/401m5$Build-9714</meta:generator>
    <dc:creator>Peter Desnoyers</dc:creator>
    <meta:document-statistic meta:object-count="62"/>
  </office:meta>
</office:document-meta>
</file>